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pt"/>
    </style:style>
    <style:style style:name="co3" style:family="table-column">
      <style:table-column-properties fo:break-before="auto" style:column-width="18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ext-properties style:font-name="Liberation Sans" fo:font-size="10pt" style:font-size-asian="10pt" style:font-size-complex="10pt"/>
    </style:style>
  </office:automatic-styles>
  <office:body>
    <office:spreadsheet>
      <table:table table:name="Table_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3"/>
        <table:table-column table:style-name="co2" table:default-cell-style-name="ce9"/>
        <table:table-column table:style-name="co2" table:default-cell-style-name="ce3"/>
        <table:table-column table:style-name="co3" table:default-cell-style-name="ce9"/>
        <table:table-column table:style-name="co2" table:default-cell-style-name="ce4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3" office:value-type="string" calcext:value-type="string">
            <text:p>Type J</text:p>
          </table:table-cell>
          <table:table-cell table:style-name="ce8" office:value-type="string" calcext:value-type="string">
            <text:p>Type K</text:p>
          </table:table-cell>
          <table:table-cell table:style-name="ce8" office:value-type="string" calcext:value-type="string">
            <text:p>Type R</text:p>
          </table:table-cell>
          <table:table-cell table:style-name="ce8" office:value-type="string" calcext:value-type="string">
            <text:p>Type E</text:p>
          </table:table-cell>
          <table:table-cell table:style-name="ce8" office:value-type="string" calcext:value-type="string">
            <text:p>Type S</text:p>
          </table:table-cell>
          <table:table-cell table:style-name="ce8" office:value-type="string" calcext:value-type="string">
            <text:p>Type T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a0</text:p>
          </table:table-cell>
          <table:table-cell table:style-name="ce4" office:value-type="float" office:value="-0.048868252" calcext:value-type="float">
            <text:p>-0.048868252</text:p>
          </table:table-cell>
          <table:table-cell table:style-name="ce4" office:value-type="float" office:value="0.226584602" calcext:value-type="float">
            <text:p>0.226584602</text:p>
          </table:table-cell>
          <table:table-cell table:style-name="ce4" office:value-type="float" office:value="0.263632917" calcext:value-type="float">
            <text:p>0.263632917</text:p>
          </table:table-cell>
          <table:table-cell table:style-name="ce4" office:value-type="float" office:value="0.104967248" calcext:value-type="float">
            <text:p>0.104967248</text:p>
          </table:table-cell>
          <table:table-cell table:style-name="ce4" office:value-type="float" office:value="0.927763167" calcext:value-type="float">
            <text:p>0.927763167</text:p>
          </table:table-cell>
          <table:table-cell office:value-type="float" office:value="0.10086091" calcext:value-type="float">
            <text:p>0.100860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9873.14503" calcext:value-type="float">
            <text:p>19873.14503</text:p>
          </table:table-cell>
          <table:table-cell table:style-name="ce4" office:value-type="float" office:value="24152.109" calcext:value-type="float">
            <text:p>24152.109</text:p>
          </table:table-cell>
          <table:table-cell table:style-name="ce4" office:value-type="float" office:value="179075.491" calcext:value-type="float">
            <text:p>179075.491</text:p>
          </table:table-cell>
          <table:table-cell table:style-name="ce4" office:value-type="float" office:value="17189.45282" calcext:value-type="float">
            <text:p>17189.45282</text:p>
          </table:table-cell>
          <table:table-cell table:style-name="ce4" office:value-type="float" office:value="169526.515" calcext:value-type="float">
            <text:p>169526.515</text:p>
          </table:table-cell>
          <table:table-cell office:value-type="float" office:value="25727.94369" calcext:value-type="float">
            <text:p>25727.943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2</text:p>
          </table:table-cell>
          <table:table-cell office:value-type="float" office:value="-218614.5353" calcext:value-type="float">
            <text:p>-218614.53530</text:p>
          </table:table-cell>
          <table:table-cell table:style-name="ce4" office:value-type="float" office:value="67233.4248" calcext:value-type="float">
            <text:p>67233.4248</text:p>
          </table:table-cell>
          <table:table-cell table:style-name="ce4" office:value-type="float" office:value="-48840341.37" calcext:value-type="float">
            <text:p>-48840341.37</text:p>
          </table:table-cell>
          <table:table-cell table:style-name="ce4" office:value-type="float" office:value="-282639.085" calcext:value-type="float">
            <text:p>-282639.085</text:p>
          </table:table-cell>
          <table:table-cell table:style-name="ce4" office:value-type="float" office:value="-31568363.94" calcext:value-type="float">
            <text:p>-31568363.94</text:p>
          </table:table-cell>
          <table:table-cell office:value-type="float" office:value="-767345.8295" calcext:value-type="float">
            <text:p>-767345.8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3</text:p>
          </table:table-cell>
          <table:table-cell office:value-type="float" office:value="11569199.78" calcext:value-type="float">
            <text:p>11569199.78000</text:p>
          </table:table-cell>
          <table:table-cell table:style-name="ce4" office:value-type="float" office:value="2210340.682" calcext:value-type="float">
            <text:p>2210340.682</text:p>
          </table:table-cell>
          <table:table-cell office:value-type="float" office:value="19000200000" calcext:value-type="float">
            <text:p>19000200000.00</text:p>
          </table:table-cell>
          <table:table-cell table:style-name="ce4" office:value-type="float" office:value="12695339.5" calcext:value-type="float">
            <text:p>12695339.5</text:p>
          </table:table-cell>
          <table:table-cell table:style-name="ce4" office:value-type="float" office:value="8990730663" calcext:value-type="float">
            <text:p>8990730663</text:p>
          </table:table-cell>
          <table:table-cell office:value-type="float" office:value="78025595.81" calcext:value-type="float">
            <text:p>78025595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4</text:p>
          </table:table-cell>
          <table:table-cell office:value-type="float" office:value="-264917531.4" calcext:value-type="float">
            <text:p>-264917531.40000</text:p>
          </table:table-cell>
          <table:table-cell table:style-name="ce4" office:value-type="float" office:value="-860963914.9" calcext:value-type="float">
            <text:p>-860963914.9</text:p>
          </table:table-cell>
          <table:table-cell office:value-type="float" office:value="-4827040000000" calcext:value-type="float">
            <text:p>-4827040000000.00</text:p>
          </table:table-cell>
          <table:table-cell table:style-name="ce4" office:value-type="float" office:value="-448703084.6" calcext:value-type="float">
            <text:p>-448703084.6</text:p>
          </table:table-cell>
          <table:table-cell office:value-type="float" office:value="-1635650000000" calcext:value-type="float">
            <text:p>-1635650000000.00</text:p>
          </table:table-cell>
          <table:table-cell office:value-type="float" office:value="-9247486589" calcext:value-type="float">
            <text:p>-92474865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5</text:p>
          </table:table-cell>
          <table:table-cell office:value-type="float" office:value="2018441314" calcext:value-type="float">
            <text:p>2018441314.00000</text:p>
          </table:table-cell>
          <table:table-cell table:style-name="ce9" office:value-type="float" office:value="48350600000" calcext:value-type="float">
            <text:p>48350600000.00</text:p>
          </table:table-cell>
          <table:table-cell office:value-type="float" office:value="762091000000000" calcext:value-type="float">
            <text:p>762091000000000.00</text:p>
          </table:table-cell>
          <table:table-cell table:style-name="ce9" office:value-type="float" office:value="11086600000" calcext:value-type="float">
            <text:p>11086600000.00</text:p>
          </table:table-cell>
          <table:table-cell office:value-type="float" office:value="188027000000000" calcext:value-type="float">
            <text:p>188027000000000.00</text:p>
          </table:table-cell>
          <table:table-cell table:style-name="ce9" office:value-type="float" office:value="697688000000" calcext:value-type="float">
            <text:p>69768800000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6</text:p>
          </table:table-cell>
          <table:table-cell/>
          <table:table-cell table:style-name="ce9" office:value-type="float" office:value="-1184520000000" calcext:value-type="float">
            <text:p>-1184520000000.00</text:p>
          </table:table-cell>
          <table:table-cell office:value-type="float" office:value="-7.20026E+016" calcext:value-type="float">
            <text:p>-72002600000000000.00</text:p>
          </table:table-cell>
          <table:table-cell table:style-name="ce9" office:value-type="float" office:value="-176807000000" calcext:value-type="float">
            <text:p>-176807000000.00</text:p>
          </table:table-cell>
          <table:table-cell office:value-type="float" office:value="-1.37241E+016" calcext:value-type="float">
            <text:p>-13724100000000000.00</text:p>
          </table:table-cell>
          <table:table-cell table:style-name="ce9" office:value-type="float" office:value="-26619200000000" calcext:value-type="float">
            <text:p>-2661920000000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7</text:p>
          </table:table-cell>
          <table:table-cell/>
          <table:table-cell table:style-name="ce9" office:value-type="float" office:value="13869000000000" calcext:value-type="float">
            <text:p>13869000000000.00</text:p>
          </table:table-cell>
          <table:table-cell office:value-type="float" office:value="3.71496E+018" calcext:value-type="float">
            <text:p>3714960000000000000.00</text:p>
          </table:table-cell>
          <table:table-cell table:style-name="ce9" office:value-type="float" office:value="1718420000000" calcext:value-type="float">
            <text:p>1718420000000.00</text:p>
          </table:table-cell>
          <table:table-cell office:value-type="float" office:value="6.17501E+017" calcext:value-type="float">
            <text:p>617501000000000000.00</text:p>
          </table:table-cell>
          <table:table-cell table:style-name="ce9" office:value-type="float" office:value="394078000000000" calcext:value-type="float">
            <text:p>39407800000000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8</text:p>
          </table:table-cell>
          <table:table-cell/>
          <table:table-cell table:style-name="ce9" office:value-type="float" office:value="-63370800000000" calcext:value-type="float">
            <text:p>-63370800000000.00</text:p>
          </table:table-cell>
          <table:table-cell office:value-type="float" office:value="-8.03104E+019" calcext:value-type="float">
            <text:p>-80310400000000000000.00</text:p>
          </table:table-cell>
          <table:table-cell table:style-name="ce9" office:value-type="float" office:value="-9192780000000" calcext:value-type="float">
            <text:p>-9192780000000.00</text:p>
          </table:table-cell>
          <table:table-cell office:value-type="float" office:value="-1.56105E+019" calcext:value-type="float">
            <text:p>-15610500000000000000.00</text:p>
          </table:table-cell>
          <table:table-cell table:style-name="ce10"/>
          <table:table-cell table:number-columns-repeated="2"/>
        </table:table-row>
        <table:table-row table:style-name="ro2">
          <table:table-cell office:value-type="string" calcext:value-type="string">
            <text:p>a9</text:p>
          </table:table-cell>
          <table:table-cell table:number-columns-repeated="2"/>
          <table:table-cell table:style-name="ce10"/>
          <table:table-cell table:style-name="ce9" office:value-type="float" office:value="20613200000000" calcext:value-type="float">
            <text:p>20613200000000.00</text:p>
          </table:table-cell>
          <table:table-cell office:value-type="float" office:value="1.69535E+020" calcext:value-type="float">
            <text:p>169535000000000000000.00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3"/>
          <table:table-cell table:style-name="ce6"/>
          <table:table-cell/>
          <table:table-cell table:style-name="ce3"/>
          <table:table-cell/>
          <table:table-cell table:style-name="ce3"/>
          <table:table-cell table:style-name="ce10"/>
          <table:table-cell table:number-columns-repeated="2"/>
        </table:table-row>
        <table:table-row table:style-name="ro1" table:number-rows-repeated="5"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3"/>
          <table:table-cell table:style-name="ce7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4:34:08.7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8:45:06.967000000</meta:creation-date>
    <dc:date>2017-04-05T14:38:14.337000000</dc:date>
    <meta:editing-duration>PT14M8S</meta:editing-duration>
    <meta:editing-cycles>5</meta:editing-cycles>
    <meta:generator>LibreOffice/4.4.0.3$Windows_x86 LibreOffice_project/de093506bcdc5fafd9023ee680b8c60e3e0645d7</meta:generator>
    <meta:document-statistic meta:table-count="1" meta:cell-count="68" meta:object-count="0"/>
  </office:meta>
</office:document-meta>
</file>